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19E5871BC619C14C.png" manifest:media-type="image/png"/>
  <manifest:file-entry manifest:full-path="Pictures/100000010000020000000200E1C542E46E414E96.png" manifest:media-type="image/png"/>
  <manifest:file-entry manifest:full-path="Pictures/100000010000020000000200D20B88E5265D4737.png" manifest:media-type="image/png"/>
  <manifest:file-entry manifest:full-path="Pictures/10000001000002000000020062F82C1DFC3D303C.png" manifest:media-type="image/png"/>
  <manifest:file-entry manifest:full-path="Pictures/1000000100000200000002006A0C95C0562BA397.png" manifest:media-type="image/png"/>
  <manifest:file-entry manifest:full-path="Pictures/100000010000020000000200396919642A922071.png" manifest:media-type="image/png"/>
  <manifest:file-entry manifest:full-path="Pictures/100000010000020000000200EC6BE22126B91465.png" manifest:media-type="image/png"/>
  <manifest:file-entry manifest:full-path="Pictures/10000001000002000000020003E25AFE23BC27B3.png" manifest:media-type="image/png"/>
  <manifest:file-entry manifest:full-path="Pictures/1000000100000200000002003A0B2F257204B30C.png" manifest:media-type="image/png"/>
  <manifest:file-entry manifest:full-path="Pictures/1000000100000200000002000F5FB86DEC38AB3E.png" manifest:media-type="image/png"/>
  <manifest:file-entry manifest:full-path="Pictures/100000010000020000000200BD0AAA6D544267EA.png" manifest:media-type="image/png"/>
  <manifest:file-entry manifest:full-path="Pictures/10000001000002000000020067A2C7641A934F44.png" manifest:media-type="image/png"/>
  <manifest:file-entry manifest:full-path="Pictures/100000010000020000000200047EAD5FB18136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 Sans ExtraBold" svg:font-family="'Open Sans ExtraBold'" style:font-family-generic="swiss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Open Sans ExtraBold" fo:font-weight="bold" officeooo:rsid="00028f82" officeooo:paragraph-rsid="0008da2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6.197cm" svg:y="0.053cm" svg:width="5.886cm" svg:height="5.886cm" draw:z-index="0"><draw:image xlink:href="Pictures/100000010000020000000200047EAD5FB181369D.png" xlink:type="simple" xlink:show="embed" xlink:actuate="onLoad" draw:mime-type="image/png"/></draw:frame><draw:frame draw:style-name="fr1" draw:name="Image2" text:anchor-type="char" svg:x="-0.021cm" svg:y="0.053cm" svg:width="5.886cm" svg:height="5.886cm" draw:z-index="1"><draw:image xlink:href="Pictures/10000001000002000000020067A2C7641A934F44.png" xlink:type="simple" xlink:show="embed" xlink:actuate="onLoad" draw:mime-type="image/png"/></draw:frame><draw:frame draw:style-name="fr1" draw:name="Image3" text:anchor-type="char" svg:x="-0.021cm" svg:y="6.133cm" svg:width="5.886cm" svg:height="5.886cm" draw:z-index="2"><draw:image xlink:href="Pictures/1000000100000200000002000F5FB86DEC38AB3E.png" xlink:type="simple" xlink:show="embed" xlink:actuate="onLoad" draw:mime-type="image/png"/></draw:frame><draw:frame draw:style-name="fr1" draw:name="Image4" text:anchor-type="char" svg:x="6.197cm" svg:y="6.133cm" svg:width="5.886cm" svg:height="5.886cm" draw:z-index="3"><draw:image xlink:href="Pictures/1000000100000200000002003A0B2F257204B30C.png" xlink:type="simple" xlink:show="embed" xlink:actuate="onLoad" draw:mime-type="image/png"/></draw:frame><draw:frame draw:style-name="fr1" draw:name="Image5" text:anchor-type="char" svg:x="-0.021cm" svg:y="12.351cm" svg:width="5.886cm" svg:height="5.886cm" draw:z-index="4"><draw:image xlink:href="Pictures/100000010000020000000200EC6BE22126B91465.png" xlink:type="simple" xlink:show="embed" xlink:actuate="onLoad" draw:mime-type="image/png"/></draw:frame><draw:frame draw:style-name="fr1" draw:name="Image6" text:anchor-type="char" svg:x="6.239cm" svg:y="12.351cm" svg:width="5.886cm" svg:height="5.886cm" draw:z-index="5"><draw:image xlink:href="Pictures/100000010000020000000200BD0AAA6D544267EA.png" xlink:type="simple" xlink:show="embed" xlink:actuate="onLoad" draw:mime-type="image/png"/></draw:frame><draw:frame draw:style-name="fr1" draw:name="Image7" text:anchor-type="char" svg:x="-0.021cm" svg:y="18.685cm" svg:width="5.886cm" svg:height="5.886cm" draw:z-index="6"><draw:image xlink:href="Pictures/100000010000020000000200396919642A922071.png" xlink:type="simple" xlink:show="embed" xlink:actuate="onLoad" draw:mime-type="image/png"/></draw:frame><draw:frame draw:style-name="fr1" draw:name="Изображение2" text:anchor-type="char" svg:x="12.46cm" svg:y="0.044cm" svg:width="5.886cm" svg:height="5.886cm" draw:z-index="7"><draw:image xlink:href="Pictures/10000001000002000000020062F82C1DFC3D303C.png" xlink:type="simple" xlink:show="embed" xlink:actuate="onLoad" draw:mime-type="image/png"/></draw:frame><draw:frame draw:style-name="fr1" draw:name="Изображение1" text:anchor-type="char" svg:x="12.483cm" svg:y="6.122cm" svg:width="5.886cm" svg:height="5.886cm" draw:z-index="8"><draw:image xlink:href="Pictures/100000010000020000000200D20B88E5265D4737.png" xlink:type="simple" xlink:show="embed" xlink:actuate="onLoad" draw:mime-type="image/png"/></draw:frame><draw:frame draw:style-name="fr1" draw:name="Изображение6" text:anchor-type="char" svg:x="12.524cm" svg:y="12.388cm" svg:width="5.886cm" svg:height="5.886cm" draw:z-index="9"><draw:image xlink:href="Pictures/1000000100000200000002006A0C95C0562BA397.png" xlink:type="simple" xlink:show="embed" xlink:actuate="onLoad" draw:mime-type="image/png"/></draw:frame><draw:frame draw:style-name="fr1" draw:name="Изображение4" text:anchor-type="char" svg:x="6.274cm" svg:y="18.722cm" svg:width="5.886cm" svg:height="5.886cm" draw:z-index="10"><draw:image xlink:href="Pictures/100000010000020000000200E1C542E46E414E96.png" xlink:type="simple" xlink:show="embed" xlink:actuate="onLoad" draw:mime-type="image/png"/></draw:frame><draw:frame draw:style-name="fr1" draw:name="Изображение3" text:anchor-type="char" svg:x="12.552cm" svg:y="18.722cm" svg:width="5.886cm" svg:height="5.886cm" draw:z-index="11"><draw:image xlink:href="Pictures/10000001000002000000020019E5871BC619C14C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5" text:anchor-type="char" svg:x="-0.014cm" svg:y="-0.019cm" svg:width="5.886cm" svg:height="5.886cm" draw:z-index="12"><draw:image xlink:href="Pictures/10000001000002000000020003E25AFE23BC27B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 Sans ExtraBold" svg:font-family="'Open Sans ExtraBold'" style:font-family-generic="swiss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21:24:18.864990239</meta:creation-date>
    <dc:date>2022-11-09T22:55:28.161945336</dc:date>
    <meta:editing-duration>PT9M18S</meta:editing-duration>
    <meta:editing-cycles>2</meta:editing-cycles>
    <meta:generator>LibreOffice/7.3.6.2$Linux_X86_64 LibreOffice_project/30$Build-2</meta:generator>
    <meta:document-statistic meta:table-count="0" meta:image-count="13" meta:object-count="0" meta:page-count="2" meta:paragraph-count="1" meta:word-count="0" meta:character-count="1" meta:non-whitespace-character-count="0"/>
  </office:meta>
</office:document-meta>
</file>